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paragraph-rsid="0007cf50" style:font-weight-asian="bold" style:font-weight-complex="bold"/>
    </style:style>
    <style:style style:name="P2" style:family="paragraph" style:parent-style-name="Standard">
      <style:paragraph-properties fo:text-align="start" style:justify-single-word="false"/>
      <style:text-properties fo:font-weight="bold" officeooo:rsid="0009847c" officeooo:paragraph-rsid="0009847c" style:font-weight-asian="bold" style:font-weight-complex="bold"/>
    </style:style>
    <style:style style:name="P3" style:family="paragraph" style:parent-style-name="Standard">
      <style:paragraph-properties fo:text-align="start" style:justify-single-word="false"/>
      <style:text-properties fo:font-weight="bold" officeooo:rsid="000eb768" officeooo:paragraph-rsid="000eb768" style:font-weight-asian="bold" style:font-weight-complex="bold"/>
    </style:style>
    <style:style style:name="P4" style:family="paragraph" style:parent-style-name="Standard">
      <style:paragraph-properties fo:text-align="start" style:justify-single-word="false"/>
      <style:text-properties fo:font-weight="normal" officeooo:paragraph-rsid="0007cf50" style:font-weight-asian="normal" style:font-weight-complex="normal"/>
    </style:style>
    <style:style style:name="P5" style:family="paragraph" style:parent-style-name="Standard">
      <style:paragraph-properties fo:text-align="start" style:justify-single-word="false"/>
      <style:text-properties fo:font-weight="normal" officeooo:rsid="0009390e" officeooo:paragraph-rsid="0009390e" style:font-weight-asian="normal" style:font-weight-complex="normal"/>
    </style:style>
    <style:style style:name="P6" style:family="paragraph" style:parent-style-name="Standard">
      <style:paragraph-properties fo:text-align="start" style:justify-single-word="false"/>
      <style:text-properties fo:font-weight="normal" officeooo:rsid="000eb768" officeooo:paragraph-rsid="000d750b" style:font-weight-asian="normal" style:font-weight-complex="normal"/>
    </style:style>
    <style:style style:name="P7" style:family="paragraph" style:parent-style-name="Standard">
      <style:paragraph-properties fo:text-align="start" style:justify-single-word="false"/>
      <style:text-properties fo:font-weight="normal" officeooo:rsid="000eb768" officeooo:paragraph-rsid="000eb768" style:font-weight-asian="normal" style:font-weight-complex="normal"/>
    </style:style>
    <style:style style:name="P8" style:family="paragraph" style:parent-style-name="Standard" style:list-style-name="L1">
      <style:paragraph-properties fo:text-align="start" style:justify-single-word="false"/>
      <style:text-properties fo:font-weight="bold" officeooo:paragraph-rsid="0009390e" style:font-weight-asian="bold" style:font-weight-complex="bold"/>
    </style:style>
    <style:style style:name="P9" style:family="paragraph" style:parent-style-name="Standard" style:list-style-name="L1">
      <style:paragraph-properties fo:text-align="start" style:justify-single-word="false"/>
      <style:text-properties fo:font-weight="normal" officeooo:rsid="0009847c" officeooo:paragraph-rsid="0009847c" style:font-weight-asian="normal" style:font-weight-complex="normal"/>
    </style:style>
    <style:style style:name="P10" style:family="paragraph" style:parent-style-name="Standard" style:list-style-name="L2">
      <style:paragraph-properties fo:text-align="start" style:justify-single-word="false"/>
      <style:text-properties fo:font-weight="normal" officeooo:rsid="0009847c" officeooo:paragraph-rsid="000eb768" style:font-weight-asian="normal" style:font-weight-complex="normal"/>
    </style:style>
    <style:style style:name="P11" style:family="paragraph" style:parent-style-name="Standard" style:list-style-name="L3">
      <style:paragraph-properties fo:text-align="start" style:justify-single-word="false"/>
      <style:text-properties fo:font-weight="normal" officeooo:rsid="000eb768" officeooo:paragraph-rsid="000eb768" style:font-weight-asian="normal" style:font-weight-complex="normal"/>
    </style:style>
    <style:style style:name="P12" style:family="paragraph" style:parent-style-name="Standard" style:list-style-name="L4">
      <style:paragraph-properties fo:text-align="start" style:justify-single-word="false"/>
      <style:text-properties officeooo:paragraph-rsid="000d750b"/>
    </style:style>
    <style:style style:name="P13" style:family="paragraph" style:parent-style-name="Standard" style:list-style-name="L4">
      <style:paragraph-properties fo:text-align="start" style:justify-single-word="false"/>
      <style:text-properties officeooo:paragraph-rsid="00194b86"/>
    </style:style>
    <style:style style:name="P14" style:family="paragraph" style:parent-style-name="Standard" style:list-style-name="L4">
      <style:paragraph-properties fo:text-align="start" style:justify-single-word="false"/>
      <style:text-properties officeooo:paragraph-rsid="001aec18"/>
    </style:style>
    <style:style style:name="T1" style:family="text">
      <style:text-properties fo:font-weight="normal" officeooo:rsid="0009390e" style:font-weight-asian="normal" style:font-weight-complex="normal"/>
    </style:style>
    <style:style style:name="T2" style:family="text">
      <style:text-properties fo:font-weight="normal" officeooo:rsid="0009847c" style:font-weight-asian="normal" style:font-weight-complex="normal"/>
    </style:style>
    <style:style style:name="T3" style:family="text">
      <style:text-properties fo:font-weight="normal" officeooo:rsid="000d750b" style:font-weight-asian="normal" style:font-weight-complex="normal"/>
    </style:style>
    <style:style style:name="T4" style:family="text">
      <style:text-properties fo:font-weight="normal" officeooo:rsid="0013b314" style:font-weight-asian="normal" style:font-weight-complex="normal"/>
    </style:style>
    <style:style style:name="T5" style:family="text">
      <style:text-properties fo:font-weight="normal" officeooo:rsid="0014b248" style:font-weight-asian="normal" style:font-weight-complex="normal"/>
    </style:style>
    <style:style style:name="T6" style:family="text">
      <style:text-properties fo:font-weight="normal" officeooo:rsid="000eb768" style:font-weight-asian="normal" style:font-weight-complex="normal"/>
    </style:style>
    <style:style style:name="T7" style:family="text">
      <style:text-properties fo:font-weight="normal" officeooo:rsid="00119999" style:font-weight-asian="normal" style:font-weight-complex="normal"/>
    </style:style>
    <style:style style:name="T8" style:family="text">
      <style:text-properties fo:font-weight="normal" officeooo:rsid="001711bf" style:font-weight-asian="normal" style:font-weight-complex="normal"/>
    </style:style>
    <style:style style:name="T9" style:family="text">
      <style:text-properties fo:font-weight="normal" officeooo:rsid="00194b86" style:font-weight-asian="normal" style:font-weight-complex="normal"/>
    </style:style>
    <style:style style:name="T10" style:family="text">
      <style:text-properties fo:font-weight="normal" officeooo:rsid="0019ddbd" style:font-weight-asian="normal" style:font-weight-complex="normal"/>
    </style:style>
    <style:style style:name="T11" style:family="text">
      <style:text-properties officeooo:rsid="000d750b"/>
    </style:style>
    <style:style style:name="T12" style:family="text">
      <style:text-properties officeooo:rsid="000eb768"/>
    </style:style>
    <style:style style:name="T13" style:family="text">
      <style:text-properties style:text-position="super 58%" officeooo:rsid="000eb768"/>
    </style:style>
    <style:style style:name="fr1" style:family="graphic" style:parent-style-name="Formula">
      <style:graphic-properties style:vertical-pos="from-top"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rrays</text:p>
      <text:p text:style-name="P4"/>
      <text:list xml:id="list5720771755559905042" text:style-name="L1">
        <text:list-item>
          <text:p text:style-name="P8"><text:span text:style-name="T1">An array is a fixed collection of same-type data that are stored contiguously and that are a</text:span><text:span text:style-name="T2">c</text:span><text:span text:style-name="T1">cessible by an index. </text:span><text:span text:style-name="T2">Any item in the array can be accessed efficiently(constant time), given that items index.</text:span></text:p>
        </text:list-item>
        <text:list-item>
          <text:p text:style-name="P8"><text:span text:style-name="T1">It is the most fundamental data structure in that they have a direct correspondence with </text:span><text:span text:style-name="T4">the </text:span><text:span text:style-name="T5">underlying</text:span><text:span text:style-name="T4"> </text:span><text:span text:style-name="T1"><text:s/>memory systems on virtuall</text:span><text:span text:style-name="T2">y</text:span><text:span text:style-name="T1"> all computers.</text:span></text:p>
        </text:list-item>
        <text:list-item>
          <text:p text:style-name="P8"><text:span text:style-name="T3">Arrays are</text:span><text:span text:style-name="T1"> defined as primitive</text:span><text:span text:style-name="T3">s</text:span><text:span text:style-name="T1"> in most programming languages and most computer-language processors translate programs that involve arrays into efficient machine-language programs tha</text:span><text:span text:style-name="T2">t</text:span><text:span text:style-name="T1"> access memory directly.</text:span></text:p>
        </text:list-item>
        <text:list-item>
          <text:p text:style-name="P9">Arrays can be allocated statically or dynamically. Typically in large programs where many arrays are used, without dynamic memory allocation, arrays would have to be predeclared to be as large as required. This is undesirable as </text:p>
          <text:list>
            <text:list-item>
              <text:p text:style-name="P9">It is difficult to predict <text:span text:style-name="T11">the size.</text:span></text:p>
            </text:list-item>
            <text:list-item>
              <text:p text:style-name="P9">Memory space is blocked and wasted until the time the array is populated in considerable amounts.</text:p>
            </text:list-item>
          </text:list>
        </text:list-item>
      </text:list>
      <text:p text:style-name="P5"/>
      <text:p text:style-name="P2"><text:a xlink:type="simple" xlink:href="../Eclipse%20Java%20WorkSpace/Elementary%20Data%20Structures/Arrays/SieveOfEratosthenes.java">Sieve of Eratosthenes</text:a></text:p>
      <text:list xml:id="list6608928866516778518" text:style-name="L4">
        <text:list-item>
          <text:p text:style-name="P12"><text:span text:style-name="T3">Is a program to mark all prime numbers until a given value. It demonstrates the advantages of using arrays as </text:span><text:span text:style-name="T6">accessing </text:span><text:span text:style-name="T7">non-consecutive</text:span><text:span text:style-name="T6"> elements in the array is required.</text:span></text:p>
        </text:list-item>
        <text:list-item>
          <text:p text:style-name="P13"><text:span text:style-name="T9">Analysis</text:span></text:p>
          <text:p text:style-name="P14"><text:span text:style-name="T9"><draw:frame draw:style-name="fr1" draw:name="Object1" text:anchor-type="as-char" svg:y="-0.2638in" svg:width="3.4972in" svg:height="0.4327in" draw:z-index="0"><draw:object xlink:href="./Object 1" xlink:type="simple" xlink:show="embed" xlink:actuate="onLoad"/><draw:image xlink:href="./ObjectReplacements/Object 1" xlink:type="simple" xlink:show="embed" xlink:actuate="onLoad"/></draw:frame></text:span></text:p>
          <text:p text:style-name="P14"><text:span text:style-name="T10">Need to know about infinite series, divergent series, harmonic progression to simplify</text:span></text:p>
        </text:list-item>
      </text:list>
      <text:p text:style-name="P6"/>
      <text:p text:style-name="P3">References</text:p>
      <text:list xml:id="list2769585085934094867" text:style-name="L2">
        <text:list-item>
          <text:p text:style-name="P10"><text:span text:style-name="T12">Sedgewick – 3</text:span><text:span text:style-name="T13">rd</text:span><text:span text:style-name="T12"> Edition</text:span></text:p>
        </text:list-item>
      </text:list>
      <text:p text:style-name="P7"/>
      <text:p text:style-name="P3">Can do</text:p>
      <text:list xml:id="list347185295789681427" text:style-name="L3">
        <text:list-item>
          <text:p text:style-name="P11">Implementation of sieve of Eratosthen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18T23:10:37</meta:creation-date>
    <dc:title>T1</dc:title>
    <meta:editing-duration>PT2M17S</meta:editing-duration>
    <meta:editing-cycles>12</meta:editing-cycles>
    <meta:generator>LibreOffice/4.0.2.2$Linux_x86 LibreOffice_project/400m0$Build-2</meta:generator>
    <meta:initial-creator>Kempa </meta:initial-creator>
    <dc:date>2013-04-26T12:29:52</dc:date>
    <dc:creator>Kempa </dc:creator>
    <meta:document-statistic meta:table-count="0" meta:image-count="0" meta:object-count="1" meta:page-count="1" meta:paragraph-count="16" meta:word-count="210" meta:character-count="1303" meta:non-whitespace-character-count="1117"/>
    <meta:template xlink:type="simple" xlink:actuate="onRequest" xlink:title="T1" xlink:href="../../../../.config/libreoffice/3/user/template/T1.ott" meta:date="2013-04-18T23:10:35"/>
  </office:meta>
</office:document-meta>
</file>

<file path=Object 1/content.xml><?xml version="1.0" encoding="utf-8"?>
<math xmlns="http://www.w3.org/1998/Math/MathML">
  <semantics>
    <mrow>
      <mi>T</mi>
      <mrow>
        <mrow>
          <mrow>
            <mo stretchy="false">(</mo>
            <mrow>
              <mi>N</mi>
            </mrow>
            <mo stretchy="false">)</mo>
          </mrow>
          <mo stretchy="false">=</mo>
          <mrow>
            <mi>N</mi>
            <mo stretchy="false">+</mo>
            <mfenced open="{" close="}">
              <mrow>
                <mrow>
                  <mrow>
                    <mrow>
                      <mrow>
                        <mrow>
                          <mfrac>
                            <mi>N</mi>
                            <mn>2</mn>
                          </mfrac>
                          <mo stretchy="false">+</mo>
                          <mfrac>
                            <mi>N</mi>
                            <mn>3</mn>
                          </mfrac>
                        </mrow>
                        <mo stretchy="false">+</mo>
                        <mfrac>
                          <mi>N</mi>
                          <mn>5</mn>
                        </mfrac>
                      </mrow>
                      <mo stretchy="false">+</mo>
                      <mfrac>
                        <mi>N</mi>
                        <mn>7</mn>
                      </mfrac>
                    </mrow>
                    <mo stretchy="false">+</mo>
                    <mfrac>
                      <mi>N</mi>
                      <mn>11</mn>
                    </mfrac>
                  </mrow>
                  <mo stretchy="false">+</mo>
                  <mi>…</mi>
                </mrow>
              </mrow>
            </mfenced>
          </mrow>
        </mrow>
        <mo stretchy="false">=</mo>
        <mi>O</mi>
      </mrow>
      <mrow>
        <mo stretchy="false">(</mo>
        <mrow>
          <mi>N</mi>
          <mi>log</mi>
          <mi>N</mi>
        </mrow>
        <mo stretchy="false">)</mo>
      </mrow>
    </mrow>
    <annotation encoding="StarMath 5.0">T(N) = N + left lbrace N over 2 + N over 3 + N over 5 + N over 7 + N over 11 + … right rbrace = O(N log N)</annotation>
  </semantics>
</math>
</file>